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4950e" officeooo:paragraph-rsid="0014950e"/>
    </style:style>
    <style:style style:name="P2" style:family="paragraph" style:parent-style-name="Standard">
      <style:text-properties officeooo:rsid="00167477" officeooo:paragraph-rsid="00167477"/>
    </style:style>
    <style:style style:name="P3" style:family="paragraph" style:parent-style-name="Standard">
      <style:text-properties officeooo:rsid="0017fb70" officeooo:paragraph-rsid="0017fb7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SupaBase leilao-ia</text:p>
      <text:p text:style-name="Standard"/>
      <text:p text:style-name="Standard">QQniDFGxos68eiAD</text:p>
      <text:p text:style-name="Standard"/>
      <text:p text:style-name="Standard"/>
      <text:p text:style-name="Standard"/>
      <text:p text:style-name="P2">SUPABASE_KEY = sb_publishable_GbUxVEutFTvIKxFtSzbiKg_XZ5sDTZt</text:p>
      <text:p text:style-name="P2"/>
      <text:p text:style-name="P3">SUPABASE_URL = <text:a xlink:type="simple" xlink:href="https://zuymsniusgkjywgsbfvb.supabase.co/" text:style-name="Internet_20_link" text:visited-style-name="Visited_20_Internet_20_Link">https://zuymsniusgkjywgsbfvb.supabase.co</text:a></text:p>
      <text:p text:style-name="P3"/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4-04T19:21:25.110693420</meta:creation-date>
    <dc:date>2026-04-04T19:37:18.242018202</dc:date>
    <meta:editing-duration>PT15M52S</meta:editing-duration>
    <meta:editing-cycles>3</meta:editing-cycles>
    <meta:generator>LibreOffice/25.8.6.2$Linux_X86_64 LibreOffice_project/580$Build-2</meta:generator>
    <meta:document-statistic meta:table-count="0" meta:image-count="0" meta:object-count="0" meta:page-count="1" meta:paragraph-count="4" meta:word-count="9" meta:character-count="150" meta:non-whitespace-character-count="145"/>
  </office:meta>
</office:document-meta>
</file>